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21-07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19-07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17-06-2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13-06-19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12-06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11-06-2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10-07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09-06-24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08-07-02 0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07-06-2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06-06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200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750119185101</text:p>
          </table:table-cell>
          <table:table-cell office:value-type="string" calcext:value-type="string">
            <text:p>199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